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Tomcat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number-columns-repeated="2" table:default-cell-style-name="ce25"/>
        <table:table-column table:style-name="co6" table:number-columns-repeated="9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73];&quot;High&quot;;[.D5:.D73])" office:value-type="float" office:value="110">
            <text:p>110</text:p>
          </table:table-cell>
          <table:table-cell table:style-name="Default" table:formula="of:=SUMPRODUCT(([.C5:.C73]=&quot;High&quot;)*([.E5:.E73]=&quot;x&quot;)*[.D5:.D73])" office:value-type="float" office:value="56">
            <text:p>56</text:p>
          </table:table-cell>
          <table:table-cell table:style-name="Default" table:formula="of:=SUMPRODUCT(([.C5:.C73]=&quot;High&quot;)*([.F5:.F73]=&quot;x&quot;)*[.D5:.D73])" office:value-type="float" office:value="54">
            <text:p>54</text:p>
          </table:table-cell>
          <table:table-cell table:number-columns-repeated="9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73];&quot;Medium&quot;;[.D5:.D73])" office:value-type="float" office:value="0">
            <text:p>0</text:p>
          </table:table-cell>
          <table:table-cell table:style-name="Default" table:formula="of:=SUMPRODUCT(([.C5:.C73]=&quot;Medium&quot;)*([.E5:.E73]=&quot;x&quot;)*[.D5:.D73])" office:value-type="float" office:value="0">
            <text:p>0</text:p>
          </table:table-cell>
          <table:table-cell table:style-name="Default" table:formula="of:=SUMPRODUCT(([.C5:.C73]=&quot;Medium&quot;)*([.F5:.F73]=&quot;x&quot;)*[.D5:.D73])" office:value-type="float" office:value="0">
            <text:p>0</text:p>
          </table:table-cell>
          <table:table-cell table:number-columns-repeated="9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73];&quot;Low&quot;;[.D5:.D73])" office:value-type="float" office:value="0">
            <text:p>0</text:p>
          </table:table-cell>
          <table:table-cell table:style-name="Default" table:formula="of:=SUMPRODUCT(([.C5:.C73]=&quot;Low&quot;)*([.E5:.E73]=&quot;x&quot;)*[.D5:.D73])" office:value-type="float" office:value="0">
            <text:p>0</text:p>
          </table:table-cell>
          <table:table-cell table:style-name="Default" table:formula="of:=SUMPRODUCT(([.C5:.C73]=&quot;Low&quot;)*([.F5:.F73]=&quot;x&quot;)*[.D5:.D73])" office:value-type="float" office:value="0">
            <text:p>0</text:p>
          </table:table-cell>
          <table:table-cell table:number-columns-repeated="9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thu.nguyen</text:p>
          </table:table-cell>
          <table:table-cell table:style-name="ce24" office:value-type="string">
            <text:p><text:s/>hang.nguyen</text:p>
          </table:table-cell>
          <table:table-cell table:style-name="ce24" office:value-type="string">
            <text:p>Path</text:p>
          </table:table-cell>
          <table:table-cell table:style-name="ce24" table:number-columns-repeated="6"/>
          <table:table-cell table:style-name="ce30" table:number-columns-repeated="49"/>
        </table:table-row>
        <table:table-row table:style-name="ro1">
          <table:table-cell table:style-name="ce25" office:value-type="string">
            <text:p>SMOKE_CS_01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office:value-type="string">
            <text:p>x</text:p>
          </table:table-cell>
          <table:table-cell/>
          <table:table-cell table:style-name="ce25" office:value-type="string">
            <text:p>Smoke/CS/Calendar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CS_01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office:value-type="string">
            <text:p>Smoke/CS/Calendar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CS_01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office:value-type="string">
            <text:p>Smoke/CS/Calendar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MOKE_CS_0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style-name="Default"/>
          <table:table-cell office:value-type="string">
            <text:p>Smoke/CS/Mail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CS_0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office:value-type="string">
            <text:p>Smoke/CS/Mail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CS_0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office:value-type="string">
            <text:p>Smoke/CS/Mail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MOKE_CS_03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office:value-type="string">
            <text:p>x</text:p>
          </table:table-cell>
          <table:table-cell/>
          <table:table-cell table:style-name="ce25" office:value-type="string">
            <text:p>Smoke/CS/Contac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CS_03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office:value-type="string">
            <text:p>Smoke/CS/Contac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CS_03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office:value-type="string">
            <text:p>Smoke/CS/Contact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MOKE_CS_0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style-name="Default"/>
          <table:table-cell office:value-type="string">
            <text:p>Smoke/CS/Cha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CS_0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office:value-type="string">
            <text:p>Smoke/CS/Cha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CS_0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office:value-type="string">
            <text:p>Smoke/CS/Chat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MOKE_ECMS_01</text:p>
          </table:table-cell>
          <table:table-cell table:style-name="ce25" office:value-type="string">
            <text:p>SmokeTests - wcm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table:style-name="ce25" office:value-type="string">
            <text:p>Smoke/ecms/wcm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ECMS_01</text:p>
          </table:table-cell>
          <table:table-cell table:style-name="ce25" office:value-type="string">
            <text:p>SmokeTests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office:value-type="string">
            <text:p>Smoke/ecms/wcm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ECMS_01</text:p>
          </table:table-cell>
          <table:table-cell table:style-name="ce25" office:value-type="string">
            <text:p>SmokeTests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office:value-type="string">
            <text:p>Smoke/ecms/wcm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MOKE_ECMS_02</text:p>
          </table:table-cell>
          <table:table-cell office:value-type="string">
            <text:p>SmokeTests - s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table:style-name="Default"/>
          <table:table-cell office:value-type="string">
            <text:p>Smoke/ecms/s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ECMS_02</text:p>
          </table:table-cell>
          <table:table-cell office:value-type="string">
            <text:p>SmokeTests - s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office:value-type="string">
            <text:p>Smoke/ecms/s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ECMS_02</text:p>
          </table:table-cell>
          <table:table-cell office:value-type="string">
            <text:p>SmokeTests - s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office:value-type="string">
            <text:p>Smoke/ecms/s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MOKE_ECMS_03</text:p>
          </table:table-cell>
          <table:table-cell table:style-name="ce25" office:value-type="string">
            <text:p>SmokeTests - adm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office:value-type="string">
            <text:p>x</text:p>
          </table:table-cell>
          <table:table-cell/>
          <table:table-cell table:style-name="ce25" office:value-type="string">
            <text:p>Smoke/ecms/admin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ECMS_03</text:p>
          </table:table-cell>
          <table:table-cell table:style-name="ce25" office:value-type="string">
            <text:p>SmokeTests - ad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office:value-type="string">
            <text:p>Smoke/ecms/admin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ECMS_03</text:p>
          </table:table-cell>
          <table:table-cell table:style-name="ce25" office:value-type="string">
            <text:p>SmokeTests - ad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office:value-type="string">
            <text:p>Smoke/ecms/admin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MOKE_ECMS_04</text:p>
          </table:table-cell>
          <table:table-cell office:value-type="string">
            <text:p>SmokeTests - wkf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style-name="Default"/>
          <table:table-cell office:value-type="string">
            <text:p>Smoke/ecms/wkf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ECMS_04</text:p>
          </table:table-cell>
          <table:table-cell office:value-type="string">
            <text:p>SmokeTests - wkf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office:value-type="string">
            <text:p>Smoke/ecms/wkf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ECMS_04</text:p>
          </table:table-cell>
          <table:table-cell office:value-type="string">
            <text:p>SmokeTests - wk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office:value-type="string">
            <text:p>Smoke/ecms/wkf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MOKE_GATEIN_01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2">
            <text:p>12</text:p>
          </table:table-cell>
          <table:table-cell office:value-type="string">
            <text:p>x</text:p>
          </table:table-cell>
          <table:table-cell/>
          <table:table-cell table:style-name="ce25" office:value-type="string">
            <text:p>Smoke/gatein01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GATEIN_01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office:value-type="string">
            <text:p>Smoke/gatein01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GATEIN_01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office:value-type="string">
            <text:p>Smoke/gatein01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MOKE_PLF_INT_01</text:p>
          </table:table-cell>
          <table:table-cell office:value-type="string">
            <text:p>SmokeTest - Home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office:value-type="string">
            <text:p>Smoke/Integration/Hom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PLF_INT_01</text:p>
          </table:table-cell>
          <table:table-cell office:value-type="string">
            <text:p>SmokeTest - Home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office:value-type="string">
            <text:p>Smoke/Integration/Hom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PLF_INT_01</text:p>
          </table:table-cell>
          <table:table-cell office:value-type="string">
            <text:p>SmokeTest - Home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office:value-type="string">
            <text:p>Smoke/Integration/Home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2</text:p>
          </table:table-cell>
          <table:table-cell table:style-name="ce25" office:value-type="string">
            <text:p>SmokeTest - Space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style-name="ce25" office:value-type="string">
            <text:p>Smoke/Integration/Space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PLF_INT_02</text:p>
          </table:table-cell>
          <table:table-cell table:style-name="ce25" office:value-type="string">
            <text:p>SmokeTest -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office:value-type="string">
            <text:p>Smoke/Integration/Space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PLF_INT_02</text:p>
          </table:table-cell>
          <table:table-cell table:style-name="ce25" office:value-type="string">
            <text:p>Smoke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office:value-type="string">
            <text:p>Smoke/Integration/Space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MOKE_PLF_INT_03</text:p>
          </table:table-cell>
          <table:table-cell office:value-type="string">
            <text:p>SmokeTest - Calendar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style-name="Default"/>
          <table:table-cell office:value-type="string">
            <text:p>Smoke/Integration/Calenda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PLF_INT_03</text:p>
          </table:table-cell>
          <table:table-cell office:value-type="string">
            <text:p>SmokeTest -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office:value-type="string">
            <text:p>Smoke/Integration/Calenda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PLF_INT_03</text:p>
          </table:table-cell>
          <table:table-cell office:value-type="string">
            <text:p>SmokeTest -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office:value-type="string">
            <text:p>Smoke/Integration/Calenda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4</text:p>
          </table:table-cell>
          <table:table-cell table:style-name="ce25" office:value-type="string">
            <text:p>SmokeTest - Wiki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Smoke/Integration/Wiki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PLF_INT_04</text:p>
          </table:table-cell>
          <table:table-cell table:style-name="ce25" office:value-type="string">
            <text:p>SmokeTest - Wiki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Smoke/Integration/Wiki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PLF_INT_04</text:p>
          </table:table-cell>
          <table:table-cell table:style-name="ce25" office:value-type="string">
            <text:p>SmokeTest - Wiki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Smoke/Integration/Wiki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MOKE_PLF_INT_05</text:p>
          </table:table-cell>
          <table:table-cell office:value-type="string">
            <text:p>SmokeTest - Sites Explorer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office:value-type="string">
            <text:p>Smoke/Integration/Sites Explore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PLF_INT_05</text:p>
          </table:table-cell>
          <table:table-cell office:value-type="string">
            <text:p>SmokeTest - Sites Explor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Smoke/Integration/Sites Explore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PLF_INT_05</text:p>
          </table:table-cell>
          <table:table-cell office:value-type="string">
            <text:p>SmokeTest - Sites Explor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Smoke/Integration/Sites Explorer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6</text:p>
          </table:table-cell>
          <table:table-cell table:style-name="ce25" office:value-type="string">
            <text:p>SmokeTest - Foru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Smoke/Integration/Forum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PLF_INT_06</text:p>
          </table:table-cell>
          <table:table-cell table:style-name="ce25" office:value-type="string">
            <text:p>SmokeTest - Foru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Smoke/Integration/Forum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PLF_INT_06</text:p>
          </table:table-cell>
          <table:table-cell table:style-name="ce25" office:value-type="string">
            <text:p>SmokeTest - Foru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Smoke/Integration/Forum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MOKE_PLF_INT_07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office:value-type="string">
            <text:p>Smoke/Integration/Application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PLF_INT_07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Smoke/Integration/Application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PLF_INT_07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office:value-type="string">
            <text:p>Smoke/Integration/Application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8</text:p>
          </table:table-cell>
          <table:table-cell table:style-name="ce25" office:value-type="string">
            <text:p>SmokeTest - IDE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Smoke/Integration/IDE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PLF_INT_08</text:p>
          </table:table-cell>
          <table:table-cell table:style-name="ce25" office:value-type="string">
            <text:p>SmokeTest - 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Smoke/Integration/IDE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PLF_INT_08</text:p>
          </table:table-cell>
          <table:table-cell table:style-name="ce25" office:value-type="string">
            <text:p>SmokeTest - 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Smoke/Integration/IDE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MOKE_PLF_INT_09</text:p>
          </table:table-cell>
          <table:table-cell office:value-type="string">
            <text:p>SmokeTest - CMIS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/>
          <table:table-cell office:value-type="string">
            <text:p>x</text:p>
          </table:table-cell>
          <table:table-cell office:value-type="string">
            <text:p>Smoke/Integration/CMIS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PLF_INT_09</text:p>
          </table:table-cell>
          <table:table-cell office:value-type="string">
            <text:p>SmokeTest - CMI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office:value-type="string">
            <text:p>Smoke/Integration/CMIS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PLF_INT_09</text:p>
          </table:table-cell>
          <table:table-cell office:value-type="string">
            <text:p>SmokeTest - CMI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office:value-type="string">
            <text:p>Smoke/Integration/CMIS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moke_KS_01</text:p>
          </table:table-cell>
          <table:table-cell table:style-name="ce25" office:value-type="string">
            <text:p>SmokeTest - Forum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Smoke/ks/forum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KS_01</text:p>
          </table:table-cell>
          <table:table-cell table:style-name="ce25" office:value-type="string">
            <text:p>SmokeTest - Foru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Smoke/ks/forum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KS_01</text:p>
          </table:table-cell>
          <table:table-cell table:style-name="ce25" office:value-type="string">
            <text:p>SmokeTest - Foru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Smoke/ks/forum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moke_KS_02</text:p>
          </table:table-cell>
          <table:table-cell office:value-type="string">
            <text:p>SmokeTest - Answers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style-name="Default"/>
          <table:table-cell office:value-type="string">
            <text:p>x</text:p>
          </table:table-cell>
          <table:table-cell office:value-type="string">
            <text:p>Smoke/ks/answers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KS_02</text:p>
          </table:table-cell>
          <table:table-cell office:value-type="string">
            <text:p>SmokeTest - Answer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office:value-type="string">
            <text:p>Smoke/ks/answers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KS_02</text:p>
          </table:table-cell>
          <table:table-cell office:value-type="string">
            <text:p>SmokeTest - Answer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office:value-type="string">
            <text:p>Smoke/ks/answers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moke_KS_03</text:p>
          </table:table-cell>
          <table:table-cell table:style-name="ce25" office:value-type="string">
            <text:p>SmokeTest - FAQ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Smoke/ks/faq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KS_03</text:p>
          </table:table-cell>
          <table:table-cell table:style-name="ce25" office:value-type="string">
            <text:p>SmokeTest - FAQ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Smoke/ks/faq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KS_03</text:p>
          </table:table-cell>
          <table:table-cell table:style-name="ce25" office:value-type="string">
            <text:p>SmokeTest - FAQ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Smoke/ks/faq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office:value-type="string">
            <text:p>Smoke_KS_04</text:p>
          </table:table-cell>
          <table:table-cell office:value-type="string">
            <text:p>SmokeTest - Wiki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style-name="Default"/>
          <table:table-cell office:value-type="string">
            <text:p>x</text:p>
          </table:table-cell>
          <table:table-cell office:value-type="string">
            <text:p>Smoke/ks/wiki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KS_04</text:p>
          </table:table-cell>
          <table:table-cell office:value-type="string">
            <text:p>SmokeTest - Wiki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office:value-type="string">
            <text:p>Smoke/ks/wiki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office:value-type="string">
            <text:p>Smoke_KS_04</text:p>
          </table:table-cell>
          <table:table-cell office:value-type="string">
            <text:p>SmokeTest - Wiki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office:value-type="string">
            <text:p>Smoke/ks/wiki</text:p>
          </table:table-cell>
          <table:table-cell table:number-columns-repeated="8"/>
          <table:table-cell table:style-name="Default" table:number-columns-repeated="47"/>
        </table:table-row>
        <table:table-row table:style-name="ro1">
          <table:table-cell table:style-name="ce25" office:value-type="string">
            <text:p>Smoke_SOC_01</text:p>
          </table:table-cell>
          <table:table-cell table:style-name="ce25" office:value-type="string">
            <text:p>SmokeTests - SOC</text:p>
          </table:table-cell>
          <table:table-cell office:value-type="string">
            <text:p>High</text:p>
          </table:table-cell>
          <table:table-cell table:style-name="ce29" office:value-type="float" office:value="9">
            <text:p>9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Smoke/Social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SOC_01</text:p>
          </table:table-cell>
          <table:table-cell table:style-name="ce25" office:value-type="string">
            <text:p>SmokeTests - SOC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Smoke/Social</text:p>
          </table:table-cell>
          <table:table-cell table:style-name="ce25" table:number-columns-repeated="8"/>
          <table:table-cell table:number-columns-repeated="47"/>
        </table:table-row>
        <table:table-row table:style-name="ro1">
          <table:table-cell table:style-name="ce25" office:value-type="string">
            <text:p>Smoke_SOC_01</text:p>
          </table:table-cell>
          <table:table-cell table:style-name="ce25" office:value-type="string">
            <text:p>SmokeTests - SOC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office:value-type="string">
            <text:p>Smoke/Social</text:p>
          </table:table-cell>
          <table:table-cell table:style-name="ce25" table:number-columns-repeated="8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8/08/2012</text:date>, <text:time>14:0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08T14:05:20</dc:date>
    <dc:creator>exoplatform </dc:creator>
    <meta:editing-duration>PT2H18M57S</meta:editing-duration>
    <meta:editing-cycles>19</meta:editing-cycles>
    <meta:generator>LibreOffice/3.4$Unix LibreOffice_project/340m1$Build-402</meta:generator>
    <meta:document-statistic meta:table-count="2" meta:cell-count="418" meta:object-count="0"/>
    <meta:user-defined meta:name="Info 1"/>
    <meta:user-defined meta:name="Info 2"/>
    <meta:user-defined meta:name="Info 3"/>
    <meta:user-defined meta:name="Info 4"/>
  </office:meta>
</office:document-meta>
</file>